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57.01mm"/>
    </style:style>
    <style:style style:name="co6" style:family="table-column">
      <style:table-column-properties fo:break-before="auto" style:column-width="67.22mm"/>
    </style:style>
    <style:style style:name="co7" style:family="table-column">
      <style:table-column-properties fo:break-before="auto" style:column-width="71.38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7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ffcc99" fo:border="0.74pt solid #000000"/>
    </style:style>
    <style:style style:name="ce12" style:family="table-cell" style:parent-style-name="Default">
      <style:table-cell-properties fo:background-color="#cc99ff" fo:border="0.74pt solid #000000"/>
    </style:style>
    <style:style style:name="ce13" style:family="table-cell" style:parent-style-name="Default">
      <style:table-cell-properties fo:background-color="#ccffcc" fo:border="1.76pt solid #000000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ff99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cc99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cc99ff"/>
    </style:style>
    <style:style style:name="ce29" style:family="table-cell" style:parent-style-name="Default">
      <style:table-cell-properties fo:background-color="#ccffcc" style:text-align-source="fix" style:repeat-content="false" fo:border="1.76pt solid #000000"/>
      <style:paragraph-properties fo:text-align="center" fo:margin-left="0mm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ゲーム終了リザルトウィンドウ仕様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7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状態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タイトル画面或いはゲーム自体を終了す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演出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5" office:value-type="string" calcext:value-type="string">
            <text:p>所持金の表示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今回の利益表示</text:p>
          </table:table-cell>
          <table:table-cell table:style-name="ce5" office:value-type="string" calcext:value-type="string">
            <text:p>ゲームスタートを押してからゲームを抜けるまでに稼いだ金額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音声素材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ゲームオーバー文字</text:p>
          </table:table-cell>
          <table:table-cell table:style-name="ce5" office:value-type="string" calcext:value-type="string">
            <text:p>ゲームオーバー文字表示</text:p>
          </table:table-cell>
          <table:table-cell table:style-name="ce6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5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ゲームオーバー音</text:p>
          </table:table-cell>
          <table:table-cell table:style-name="ce5" office:value-type="string" calcext:value-type="string">
            <text:p>ゲームオーバー時に鳴らす。デュエル敗北時の流用可</text:p>
          </table:table-cell>
          <table:table-cell table:style-name="ce6" office:value-type="string" calcext:value-type="string">
            <text:p>※共通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ボタンを離したとき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(ゲームメインBGM)</text:p>
          </table:table-cell>
          <table:table-cell table:style-name="ce5" office:value-type="string" calcext:value-type="string">
            <text:p>確認ボタンが離された後にフェードアウトを開始する</text:p>
          </table:table-cell>
          <table:table-cell table:style-name="ce6" office:value-type="string" calcext:value-type="string">
            <text:p>(共通素材)</text:p>
          </table:table-cell>
          <table:table-cell/>
          <table:table-cell office:value-type="string" calcext:value-type="string">
            <text:p>遷移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14" office:value-type="string" calcext:value-type="string">
            <text:p>↓<text:span text:style-name="T1">ゲーム終了確認ウィンドウ</text:span>でyesを押した</text:p>
          </table:table-cell>
          <table:table-cell/>
          <table:table-cell table:style-name="ce14" office:value-type="string" calcext:value-type="string">
            <text:p>↓<text:span text:style-name="T1">タイトルへ戻る確認ウィンドウ</text:span>でyesを押した</text:p>
          </table:table-cell>
          <table:table-cell/>
          <table:table-cell table:style-name="ce14" office:value-type="string" calcext:value-type="string">
            <text:p>↓<text:span text:style-name="T1">清算ウィンドウ</text:span>から<text:span text:style-name="T1">ゲームオーバー</text:span>で来た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※変更の可能性有</text:p>
          </table:table-cell>
          <table:table-cell table:number-columns-repeated="3"/>
          <table:table-cell table:style-name="ce4" office:value-type="string" calcext:value-type="string">
            <text:p>スライド音</text:p>
          </table:table-cell>
          <table:table-cell table:style-name="ce15" office:value-type="string" calcext:value-type="string" table:number-columns-spanned="5" table:number-rows-spanned="1">
            <text:p>↓ウィンドウ移動アニメーション(IN) </text:p>
          </table:table-cell>
          <table:covered-table-cell/>
          <table:covered-table-cell table:style-name="ce15"/>
          <table:covered-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5" table:number-rows-spanned="1">
            <text:p>↓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5" table:number-rows-spanned="1">
            <text:p>ゲーム終了リザルト定位置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  <table:table-cell/>
          <table:table-cell table:style-name="ce14" office:value-type="string" calcext:value-type="string">
            <text:p>↓ゲームオーバーなら</text:p>
          </table:table-cell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  <table:table-cell/>
          <table:table-cell table:style-name="ce27" office:value-type="string" calcext:value-type="string">
            <text:p>↓ゲームオーバー文字表示</text:p>
          </table:table-cell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  <table:table-cell table:style-name="ce4" office:value-type="string" calcext:value-type="string">
            <text:p>ゲームオーバー音</text:p>
          </table:table-cell>
          <table:table-cell table:style-name="ce28" office:value-type="string" calcext:value-type="string">
            <text:p>ゲームオーバー演出(明滅)</text:p>
          </table:table-cell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  <table: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5" table:number-rows-spanned="1">
            <text:p>↓確認ボタンをタップ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5" table:number-rows-spanned="1">
            <text:p>↓確認ボタンをタップ中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5" table:number-rows-spanned="1">
            <text:p>↓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確認ボタン凹表示</text:p>
          </table:table-cell>
          <table:covered-table-cell table:number-columns-repeated="2" table:style-name="ce25"/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↓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確認ボタン</text:p>
          </table:table-cell>
          <table:table-cell table:style-name="ce18" office:value-type="string" calcext:value-type="string" table:number-columns-spanned="5" table:number-rows-spanned="1">
            <text:p>↓ボタンを離した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↓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5" table:number-rows-spanned="1">
            <text:p>確認ボタン凸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↓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ゲームメインBGMフェードアウト</text:p>
          </table:table-cell>
          <table:table-cell table:style-name="ce22" office:value-type="string" calcext:value-type="string" table:number-columns-spanned="5" table:number-rows-spanned="1">
            <text:p>フェードアウト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↓<text:span text:style-name="T1">ゲーム終了確認ウィンドウ</text:span>から来たなら</text:p>
          </table:table-cell>
          <table:table-cell/>
          <table:table-cell table:style-name="ce23" office:value-type="string" calcext:value-type="string">
            <text:p>↓<text:span text:style-name="T1">タイトルへ戻る確認ウィンドウ</text:span>から来たなら</text:p>
          </table:table-cell>
          <table:table-cell/>
          <table:table-cell table:style-name="ce14" office:value-type="string" calcext:value-type="string">
            <text:p>↓<text:span text:style-name="T1">清算ウィンドウ</text:span>から<text:span text:style-name="T1">ゲームオーバー</text:span>で来たなら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ゲーム終了</text:p>
          </table:table-cell>
          <table:table-cell/>
          <table:table-cell table:style-name="ce26" office:value-type="string" calcext:value-type="string">
            <text:p><text:span text:style-name="T1">タイトル</text:span>へ戻る</text:p>
          </table:table-cell>
          <table:table-cell/>
          <table:table-cell table:style-name="ce29" office:value-type="string" calcext:value-type="string">
            <text:p>タイトルへ戻る(<text:span text:style-name="T1">所持金を初期値に</text:span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00/00/00</text:date>, <text:time style:data-style-name="N2" text:time-value="10:57:47.86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57:13.092000000</meta:creation-date>
    <dc:date>2016-06-22T11:07:50.788000000</dc:date>
    <meta:editing-duration>PT36M13S</meta:editing-duration>
    <meta:editing-cycles>4</meta:editing-cycles>
    <meta:generator>LibreOffice/5.1.0.3$Windows_x86 LibreOffice_project/5e3e00a007d9b3b6efb6797a8b8e57b51ab1f737</meta:generator>
    <meta:document-statistic meta:table-count="1" meta:cell-count="76" meta:object-count="0"/>
  </office:meta>
</office:document-meta>
</file>